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1.933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<text:a xlink:href="https://pentapad.hq.c3d2.de/p/bug-2013" xlink:type="simple">https://pentapad.hq.c3d2.de/p/bug-2013</text:a>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latinen </text:p>
          </table:table-cell>
          <table:table-cell office:value-type="string" calcext:value-type="string">
            <text:p>200 bugs 100 pentatonik 100 ledmatrix</text:p>
          </table:table-cell>
          <table:table-cell table:number-columns-repeated="2"/>
          <table:table-cell office:value-type="float" office:value="304.65" calcext:value-type="float">
            <text:p>304,65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einfuhrumsatzsteuer</text:p>
          </table:table-cell>
          <table:table-cell table:number-columns-repeated="2"/>
          <table:table-cell table:formula="of:=[.G10]*0.18" office:value-type="float" office:value="54.837" calcext:value-type="float">
            <text:p>54,83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SUM([.G10:.G11])" office:value-type="float" office:value="359.487" calcext:value-type="float">
            <text:p>359,487</text:p>
          </table:table-cell>
          <table:table-cell table:formula="of:=[.G12]/300" office:value-type="float" office:value="1.19829" calcext:value-type="float">
            <text:p>1,19829</text:p>
          </table:table-cell>
          <table:table-cell table:number-columns-repeated="13"/>
        </table:table-row>
        <table:table-row table:style-name="ro1" table:number-rows-repeated="3">
          <table:table-cell table:number-columns-repeated="21"/>
        </table:table-row>
        <table:table-row table:style-name="ro2">
          <table:table-cell/>
          <table:table-cell office:value-type="string" calcext:value-type="string">
            <text:p>platine bug </text:p>
          </table:table-cell>
          <table:table-cell office:value-type="float" office:value="1.2" calcext:value-type="float">
            <text:p>1,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pentatonik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platine ledmatrix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2">
          <table:table-cell table:number-columns-repeated="10"/>
          <table:table-cell office:value-type="string" calcext:value-type="string">
            <text:p>mouser</text:p>
          </table:table-cell>
          <table:table-cell office:value-type="string" calcext:value-type="string">
            <text:p>mouser 1st</text:p>
          </table:table-cell>
          <table:table-cell office:value-type="string" calcext:value-type="string">
            <text:p>mouser 100st</text:p>
          </table:table-cell>
          <table:table-cell office:value-type="string" calcext:value-type="string">
            <text:p>Reichelt-nr</text:p>
          </table:table-cell>
          <table:table-cell/>
          <table:table-cell office:value-type="string" calcext:value-type="string">
            <text:p>reichelt 1st</text:p>
          </table:table-cell>
          <table:table-cell office:value-type="string" calcext:value-type="string">
            <text:p>mouser+mwst</text:p>
          </table:table-cell>
          <table:table-cell office:value-type="string" calcext:value-type="string">
            <text:p>BESTPRICE</text:p>
          </table:table-cell>
          <table:table-cell table:style-name="ce1" table:formula="of:=SUM([.S22:.S42])" office:value-type="float" office:value="5.75665666666667" calcext:value-type="float">
            <text:p>5,7566566667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 calcext:value-type="float">
            <text:p>0,691</text:p>
          </table:table-cell>
          <table:table-cell office:value-type="float" office:value="0.41" calcext:value-type="float">
            <text:p>0,41</text:p>
          </table:table-cell>
          <table:table-cell table:number-columns-repeated="3"/>
          <table:table-cell table:formula="of:=[.M22]*1.19" office:value-type="float" office:value="0.4879" calcext:value-type="float">
            <text:p>0,4879</text:p>
          </table:table-cell>
          <table:table-cell table:formula="of:=[.Q22]" office:value-type="float" office:value="0.4879" calcext:value-type="float">
            <text:p>0,4879</text:p>
          </table:table-cell>
          <table:table-cell table:formula="of:=[.R22]*[.I22]" office:value-type="float" office:value="0.4879" calcext:value-type="float">
            <text:p>0,4879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atterien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de.mouser.com/ProductDetail/Panasonic-Battery/LR6XWA-B/?qs=sGAEpiMZZMuXcNZ31nzYhcGI0qUUgbjI14kQITT1Veg%3D" xlink:type="simple">http://de.mouser.com/ProductDetail/Panasonic-Battery/LR6XWA-B/?qs=sGAEpiMZZMuXcNZ31nzYhcGI0qUUgbjI14kQITT1Veg%3d</text:a></text:p>
          </table:table-cell>
          <table:table-cell office:value-type="float" office:value="0.289" calcext:value-type="float">
            <text:p>0,289</text:p>
          </table:table-cell>
          <table:table-cell office:value-type="float" office:value="0.202" calcext:value-type="float">
            <text:p>0,202</text:p>
          </table:table-cell>
          <table:table-cell/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 calcext:value-type="float">
            <text:p>0,19875</text:p>
          </table:table-cell>
          <table:table-cell table:formula="of:=[.M23]*1.19" office:value-type="float" office:value="0.24038" calcext:value-type="float">
            <text:p>0,24038</text:p>
          </table:table-cell>
          <table:table-cell table:formula="of:=[.P23]" office:value-type="float" office:value="0.19875" calcext:value-type="float">
            <text:p>0,19875</text:p>
          </table:table-cell>
          <table:table-cell table:formula="of:=[.R23]*[.I23]" office:value-type="float" office:value="0.3975" calcext:value-type="float">
            <text:p>0,39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 calcext:value-type="float">
            <text:p>2,02</text:p>
          </table:table-cell>
          <table:table-cell office:value-type="float" office:value="1.15" calcext:value-type="float">
            <text:p>1,15</text:p>
          </table:table-cell>
          <table:table-cell table:number-columns-repeated="3"/>
          <table:table-cell table:formula="of:=[.M24]*1.19" office:value-type="float" office:value="1.3685" calcext:value-type="float">
            <text:p>1,3685</text:p>
          </table:table-cell>
          <table:table-cell table:formula="of:=[.Q24]" office:value-type="float" office:value="1.3685" calcext:value-type="float">
            <text:p>1,3685</text:p>
          </table:table-cell>
          <table:table-cell table:formula="of:=[.R24]*[.I24]" office:value-type="float" office:value="1.3685" calcext:value-type="float">
            <text:p>1,3685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IR1</text:p>
          </table:table-cell>
          <table:table-cell office:value-type="string" calcext:value-type="string">
            <text:p>TSOP382</text:p>
          </table:table-cell>
          <table:table-cell office:value-type="string" calcext:value-type="string">
            <text:p>940nm 38KHz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 calcext:value-type="float">
            <text:p>0,52</text:p>
          </table:table-cell>
          <table:table-cell office:value-type="float" office:value="0.413" calcext:value-type="float">
            <text:p>0,413</text:p>
          </table:table-cell>
          <table:table-cell table:number-columns-repeated="3"/>
          <table:table-cell table:formula="of:=[.M25]*1.19" office:value-type="float" office:value="0.49147" calcext:value-type="float">
            <text:p>0,49147</text:p>
          </table:table-cell>
          <table:table-cell table:formula="of:=[.Q25]" office:value-type="float" office:value="0.49147" calcext:value-type="float">
            <text:p>0,49147</text:p>
          </table:table-cell>
          <table:table-cell table:formula="of:=[.R25]*[.I25]" office:value-type="float" office:value="0.49147" calcext:value-type="float">
            <text:p>0,49147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de.mouser.com/ProductDetail/Vishay-BC-Components/K104K15X7RF53K2/?qs=sGAEpiMZZMuMW9TJLBQkXizR2Ybko0MY7ZSPdaFyXII%3d</text:p>
          </table:table-cell>
          <table:table-cell office:value-type="float" office:value="0.083" calcext:value-type="float">
            <text:p>0,083</text:p>
          </table:table-cell>
          <table:table-cell office:value-type="float" office:value="0.036" calcext:value-type="float">
            <text:p>0,036</text:p>
          </table:table-cell>
          <table:table-cell table:style-name="ce2"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M26]*1.19" office:value-type="float" office:value="0.04284" calcext:value-type="float">
            <text:p>0,04284</text:p>
          </table:table-cell>
          <table:table-cell office:value-type="float" office:value="0.04" calcext:value-type="float">
            <text:p>0,04</text:p>
          </table:table-cell>
          <table:table-cell table:formula="of:=[.R26]*[.I26]" office:value-type="float" office:value="0.12" calcext:value-type="float">
            <text:p>0,1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1, JP3</text:p>
          </table:table-cell>
          <table:table-cell office:value-type="string" calcext:value-type="string">
            <text:p>PINHD 1x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Connectors/Headers-Wire-Housings/_/N-ay0lo?P=1z0xbxoZ1z0wxp7Z1z0wxp6Z1yzv7x2Z1z0wxo4Z1z0wxnsZ1z0wxevZ1z0wxngZ1z0wxl5&amp;Ns=Pricing|0</text:p>
          </table:table-cell>
          <table:table-cell table:number-columns-repeated="2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0.16/12" office:value-type="float" office:value="0.0133333333333333" calcext:value-type="float">
            <text:p>0,0133333333</text:p>
          </table:table-cell>
          <table:table-cell table:formula="of:=[.R27]*[.I27]" office:value-type="float" office:value="0.0266666666666667" calcext:value-type="float">
            <text:p>0,0266666667</text:p>
          </table:table-cell>
          <table:table-cell office:value-type="string" calcext:value-type="string">
            <text:p>s.u.</text:p>
          </table:table-cell>
          <table:table-cell office:value-type="string" calcext:value-type="string">
            <text:p>36polig-reichelt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de.mouser.com/ProductDetail/3M-Electronic-Solutions-Division/929836-01-03-RK/?qs=sGAEpiMZZMs%252bGHln7q6pmzuniGC9vGvgWta9MiqrTLI%3d</text:p>
          </table:table-cell>
          <table:table-cell office:value-type="float" office:value="0.198" calcext:value-type="float">
            <text:p>0,198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[.R28]*[.I28]" office:value-type="float" office:value="0.15" calcext:value-type="float">
            <text:p>0,1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P4, JP5</text:p>
          </table:table-cell>
          <table:table-cell office:value-type="string" calcext:value-type="string">
            <text:p>PINHD 1x5</text:p>
          </table:table-cell>
          <table:table-cell office:value-type="string" calcext:value-type="string">
            <text:p>weibch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3M-Electronic-Solutions-Division/929870-01-05-RA/?qs=sGAEpiMZZMs%252bGHln7q6pm%252bCiuHjnbsudfRsikv%252bK%252bu4%3d</text:p>
          </table:table-cell>
          <table:table-cell office:value-type="float" office:value="0.661" calcext:value-type="float">
            <text:p>0,661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M29]*1.19" office:value-type="float" office:value="0.5593" calcext:value-type="float">
            <text:p>0,5593</text:p>
          </table:table-cell>
          <table:table-cell office:value-type="float" office:value="0.26" calcext:value-type="float">
            <text:p>0,26</text:p>
          </table:table-cell>
          <table:table-cell table:formula="of:=[.R29]*[.I29]" office:value-type="float" office:value="0.52" calcext:value-type="float">
            <text:p>0,52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ED1, LED2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46" calcext:value-type="float">
            <text:p>0,046</text:p>
          </table:table-cell>
          <table:table-cell table:number-columns-repeated="3"/>
          <table:table-cell table:formula="of:=[.M30]*1.19" office:value-type="float" office:value="0.05474" calcext:value-type="float">
            <text:p>0,05474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string" calcext:value-type="string">
            <text:p>s.u.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76" calcext:value-type="float">
            <text:p>0,176</text:p>
          </table:table-cell>
          <table:table-cell office:value-type="float" office:value="0.134" calcext:value-type="float">
            <text:p>0,134</text:p>
          </table:table-cell>
          <table:table-cell/>
          <table:table-cell office:value-type="string" calcext:value-type="string">
            <text:p>http://www.reichelt.de/Fotodioden-etc-/SFH-487-2/3/index.html?;ACTION=3;LA=2;ARTICLE=60586;GROUPID=3045;artnr=SFH+487-2</text:p>
          </table:table-cell>
          <table:table-cell office:value-type="float" office:value="0.29" calcext:value-type="float">
            <text:p>0,29</text:p>
          </table:table-cell>
          <table:table-cell table:formula="of:=[.M31]*1.19" office:value-type="float" office:value="0.15946" calcext:value-type="float">
            <text:p>0,15946</text:p>
          </table:table-cell>
          <table:table-cell table:formula="of:=[.Q31]" office:value-type="float" office:value="0.15946" calcext:value-type="float">
            <text:p>0,15946</text:p>
          </table:table-cell>
          <table:table-cell table:formula="of:=[.R31]*[.I31]" office:value-type="float" office:value="0.31892" calcext:value-type="float">
            <text:p>0,31892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http://www.everlight.com/datasheets/IR204-A-datasheet_2_datasheet.pdf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ON-Semiconductor/2N7000RLRAG/?qs=sGAEpiMZZMshyDBzk1%2fWizSW%252bwlCH%2fhMXQTJotZdrG4%3d</text:p>
          </table:table-cell>
          <table:table-cell office:value-type="float" office:value="0.15" calcext:value-type="float">
            <text:p>0,15</text:p>
          </table:table-cell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4]*[.I34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5]*[.I35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6]*[.I36]" office:value-type="float" office:value="0.025" calcext:value-type="float">
            <text:p>0,02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de.mouser.com/ProductDetail/KOA-Speer/MF1-4DC30R0F/?qs=sGAEpiMZZMsPqMdJzcrNwkfQgWkDJ%252bE2igSkdx8M6w4%3d</text:p>
          </table:table-cell>
          <table:table-cell office:value-type="float" office:value="0.05" calcext:value-type="float">
            <text:p>0,05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0.025" calcext:value-type="float">
            <text:p>0,025</text:p>
          </table:table-cell>
          <table:table-cell table:formula="of:=[.R37]*[.I37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8" calcext:value-type="float">
            <text:p>0,08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TASTEr 3301</text:p>
          </table:table-cell>
          <table:table-cell office:value-type="string" calcext:value-type="string">
            <text:p>http://www.reichelt.de/Vielschicht-bedrahtet-Z5U-20-/Z5U-2-5-100N/3/index.html?ACTION=3;ARTICLE=27892;SEARCH=TASTER%203301</text:p>
          </table:table-cell>
          <table:table-cell office:value-type="float" office:value="0.19" calcext:value-type="float">
            <text:p>0,19</text:p>
          </table:table-cell>
          <table:table-cell table:formula="of:=[.M38]*1.19" office:value-type="float" office:value="0.06783" calcext:value-type="float">
            <text:p>0,06783</text:p>
          </table:table-cell>
          <table:table-cell table:formula="of:=[.Q38]" office:value-type="float" office:value="0.06783" calcext:value-type="float">
            <text:p>0,06783</text:p>
          </table:table-cell>
          <table:table-cell table:formula="of:=[.R38]*[.I38]" office:value-type="float" office:value="0.13566" calcext:value-type="float">
            <text:p>0,13566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685" calcext:value-type="float">
            <text:p>0,685</text:p>
          </table:table-cell>
          <table:table-cell office:value-type="float" office:value="0.416" calcext:value-type="float">
            <text:p>0,416</text:p>
          </table:table-cell>
          <table:table-cell table:number-columns-repeated="3"/>
          <table:table-cell table:formula="of:=[.M39]*1.19" office:value-type="float" office:value="0.49504" calcext:value-type="float">
            <text:p>0,49504</text:p>
          </table:table-cell>
          <table:table-cell table:formula="of:=[.Q39]" office:value-type="float" office:value="0.49504" calcext:value-type="float">
            <text:p>0,49504</text:p>
          </table:table-cell>
          <table:table-cell table:formula="of:=[.R39]*[.I39]" office:value-type="float" office:value="0.49504" calcext:value-type="float">
            <text:p>0,49504</text:p>
          </table:table-cell>
          <table:table-cell office:value-type="string" calcext:value-type="string">
            <text:p>MOU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www.pollin.de/shop/dt/MzY1OTg2OTk-/Motoren/Gleichstrommotoren/Vibrationsmotor.html</text:p>
          </table:table-cell>
          <table:table-cell table:number-columns-repeated="8"/>
          <table:table-cell office:value-type="float" office:value="0.85" calcext:value-type="float">
            <text:p>0,85</text:p>
          </table:table-cell>
          <table:table-cell office:value-type="string" calcext:value-type="string">
            <text:p>POLLIN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51-8003-E </text:p>
          </table:table-cell>
          <table:table-cell office:value-type="string" calcext:value-type="string">
            <text:p>http://de.mouser.com/ProductDetail/Kobiconn/151-8003-E/?qs=sGAEpiMZZMs%252bGHln7q6pmxC8cBNg%2fQb9V6zkkkKVzoU%3d</text:p>
          </table:table-cell>
          <table:table-cell office:value-type="float" office:value="0.125" calcext:value-type="float">
            <text:p>0,125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M42]*1.19" office:value-type="float" office:value="0.10234" calcext:value-type="float">
            <text:p>0,10234</text:p>
          </table:table-cell>
          <table:table-cell office:value-type="float" office:value="0.05" calcext:value-type="float">
            <text:p>0,05</text:p>
          </table:table-cell>
          <table:table-cell table:formula="of:=[.R42]*[.I42]" office:value-type="float" office:value="0.05" calcext:value-type="float">
            <text:p>0,05</text:p>
          </table:table-cell>
          <table:table-cell office:value-type="string" calcext:value-type="string">
            <text:p>REI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5-9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4]*[.I44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3-S7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0.06783" calcext:value-type="float">
            <text:p>0,06783</text:p>
          </table:table-cell>
          <table:table-cell table:formula="of:=[.R45]*[.I45]" office:value-type="float" office:value="0.33915" calcext:value-type="float">
            <text:p>0,33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4,SV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6]*[.I46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5:.S46])" office:value-type="float" office:value="0.383594444444444" calcext:value-type="float">
            <text:p>0,38359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V_5, SV_5</text:p>
          </table:table-cell>
          <table:table-cell office:value-type="string" calcext:value-type="string">
            <text:p>PINHD 1x5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0.16/36*5" office:value-type="float" office:value="0.0222222222222222" calcext:value-type="float">
            <text:p>0,0222222222</text:p>
          </table:table-cell>
          <table:table-cell table:formula="of:=[.R48]*[.I48]" office:value-type="float" office:value="0.0444444444444444" calcext:value-type="float">
            <text:p>0,044444444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ED10-18</text:p>
          </table:table-cell>
          <table:table-cell office:value-type="string" calcext:value-type="string">
            <text:p>LED5mm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0.06" calcext:value-type="float">
            <text:p>0,06</text:p>
          </table:table-cell>
          <table:table-cell table:formula="of:=[.R49]*[.I49]" office:value-type="float" office:value="0.54" calcext:value-type="float">
            <text:p>0,54</text:p>
          </table:table-cell>
          <table:table-cell table:number-columns-repeated="2"/>
        </table:table-row>
        <table:table-row table:style-name="ro1">
          <table:table-cell table:number-columns-repeated="18"/>
          <table:table-cell table:style-name="ce1" table:formula="of:=SUM([.S48:.S49])" office:value-type="float" office:value="0.584444444444444" calcext:value-type="float">
            <text:p>0,5844444444</text:p>
          </table:table-cell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Gartenzaun</text:p>
          </table:table-cell>
          <table:table-cell table:number-columns-repeated="7"/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Antistatic-matten</text:p>
          </table:table-cell>
          <table:table-cell table:number-columns-repeated="7"/>
          <table:table-cell office:value-type="string" calcext:value-type="string">
            <text:p>ESD PE-MOS 300http://www.reichelt.de/ESD-Verpackungsmaterial/ESD-PE-MOS-300/3/index.html?;ACTION=3;LA=446;ARTICLE=60373;GROUPID=602;artnr=ESD+PE-MOS+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9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Biegeplüsch</text:p>
          </table:table-cell>
          <table:table-cell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Wackelaugen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glitzersteine</text:p>
          </table:table-cell>
          <table:table-cell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mit applikator</text:p>
          </table:table-cell>
          <table:table-cell table:number-columns-repeated="15"/>
        </table:table-row>
        <table:table-row table:style-name="ro1" table:number-rows-repeated="5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 calcext:value-type="string">
            <text:p>Stifleiste 36 polig bei reichelt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http://www.reichelt.de/Stiftleisten/SL-1X36G-2-54/3/index.html?;ACTION=3;LA=2;ARTICLE=19504;GROUPID=3220;artnr=SL+1X36G+2%2C54</text:p>
          </table:table-cell>
          <table:table-cell table:style-name="ce1" table:number-columns-repeated="9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r bug: 6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Pentatonic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Ledmatrix 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style-name="ce1" office:value-type="string" calcext:value-type="string">
            <text:p>sum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1" table:formula="of:=1600/36" office:value-type="float" office:value="44.4444444444444" calcext:value-type="float">
            <text:p>44,4444444444</text:p>
          </table:table-cell>
          <table:table-cell table:style-name="ce1" office:value-type="string" calcext:value-type="string">
            <text:p>--&gt; 50 Stck</text:p>
          </table:table-cell>
          <table:table-cell table:style-name="ce1" table:number-columns-repeated="6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LEDs MOUS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table:number-columns-repeated="14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JP1, JP3</text:p>
          </table:table-cell>
          <table:table-cell table:number-columns-repeated="15"/>
        </table:table-row>
        <table:table-row table:style-name="ro1" table:number-rows-repeated="104847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INKAUFSLISTE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 table:number-rows-repeated="3">
          <table:table-cell table:number-columns-repeated="20"/>
        </table:table-row>
        <table:table-row table:style-name="ro3">
          <table:table-cell/>
          <table:table-cell table:style-name="ce1" office:value-type="string" calcext:value-type="string">
            <text:p>MOUSER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1" calcext:value-type="float">
            <text:p>0,41</text:p>
          </table:table-cell>
          <table:table-cell table:formula="of:=[.H5]*[.E5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UMME:</text:p>
          </table:table-cell>
          <table:table-cell table:formula="of:=SUM([.N7:.N20])" office:value-type="float" office:value="1089.19" calcext:value-type="float">
            <text:p>1089,1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56-ATMEGA88P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15" calcext:value-type="float">
            <text:p>1,15</text:p>
          </table:table-cell>
          <table:table-cell table:formula="of:=[.H6]*[.E6]" office:value-type="float" office:value="115" calcext:value-type="float">
            <text:p>11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782-TSOP38238SS1V</text:p>
          </table:table-cell>
          <table:table-cell office:value-type="string" calcext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413" calcext:value-type="float">
            <text:p>0,413</text:p>
          </table:table-cell>
          <table:table-cell table:formula="of:=[.H7]*[.E7]" office:value-type="float" office:value="41.3" calcext:value-type="float">
            <text:p>41,3</text:p>
          </table:table-cell>
          <table:table-cell table:number-columns-repeated="3"/>
          <table:table-cell office:value-type="string" calcext:value-type="string">
            <text:p>Platinen</text:p>
          </table:table-cell>
          <table:table-cell office:value-type="float" office:value="359.49" calcext:value-type="float">
            <text:p>359,4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4" calcext:value-type="float">
            <text:p>0,134</text:p>
          </table:table-cell>
          <table:table-cell table:formula="of:=[.H8]*[.E8]" office:value-type="float" office:value="26.8" calcext:value-type="float">
            <text:p>26,8</text:p>
          </table:table-cell>
          <table:table-cell table:number-columns-repeated="3"/>
          <table:table-cell office:value-type="string" calcext:value-type="string">
            <text:p>MOUSER</text:p>
          </table:table-cell>
          <table:table-cell office:value-type="float" office:value="381.34" calcext:value-type="float">
            <text:p>381,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table:formula="of:=200+5*50" office:value-type="float" office:value="450" calcext:value-type="float">
            <text:p>45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7" calcext:value-type="float">
            <text:p>0,057</text:p>
          </table:table-cell>
          <table:table-cell table:formula="of:=[.H9]*[.E9]" office:value-type="float" office:value="25.65" calcext:value-type="float">
            <text:p>25,65</text:p>
          </table:table-cell>
          <table:table-cell table:number-columns-repeated="3"/>
          <table:table-cell office:value-type="string" calcext:value-type="string">
            <text:p>RECIHELT</text:p>
          </table:table-cell>
          <table:table-cell office:value-type="float" office:value="146.85" calcext:value-type="float">
            <text:p>146,8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416" calcext:value-type="float">
            <text:p>0,416</text:p>
          </table:table-cell>
          <table:table-cell table:formula="of:=[.H10]*[.E10]" office:value-type="float" office:value="41.6" calcext:value-type="float">
            <text:p>41,6</text:p>
          </table:table-cell>
          <table:table-cell table:number-columns-repeated="3"/>
          <table:table-cell office:value-type="string" calcext:value-type="string">
            <text:p>POLLIN</text:p>
          </table:table-cell>
          <table:table-cell office:value-type="float" office:value="89.95" calcext:value-type="float">
            <text:p>89,9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H11]*[.E11]" office:value-type="float" office:value="13.8" calcext:value-type="float">
            <text:p>13,8</text:p>
          </table:table-cell>
          <table:table-cell table:number-columns-repeated="3"/>
          <table:table-cell office:value-type="string" calcext:value-type="string">
            <text:p>Verpackung</text:p>
          </table:table-cell>
          <table:table-cell office:value-type="float" office:value="20.3" calcext:value-type="float">
            <text:p>20,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H12]*[.E12]" office:value-type="float" office:value="15.3" calcext:value-type="float">
            <text:p>15,3</text:p>
          </table:table-cell>
          <table:table-cell table:number-columns-repeated="3"/>
          <table:table-cell office:value-type="string" calcext:value-type="string">
            <text:p>Deko</text:p>
          </table:table-cell>
          <table:table-cell office:value-type="float" office:value="41.49" calcext:value-type="float">
            <text:p>41,49</text:p>
          </table:table-cell>
          <table:table-cell table:number-columns-repeated="6"/>
        </table:table-row>
        <table:table-row table:style-name="ro3">
          <table:table-cell table:number-columns-repeated="9"/>
          <table:table-cell office:value-type="string" calcext:value-type="string">
            <text:p>MwSt</text:p>
          </table:table-cell>
          <table:table-cell table:number-columns-repeated="2"/>
          <table:table-cell office:value-type="string" calcext:value-type="string">
            <text:p>schmelzkleber</text:p>
          </table:table-cell>
          <table:table-cell office:value-type="float" office:value="49.77" calcext:value-type="float">
            <text:p>49,77</text:p>
          </table:table-cell>
          <table:table-cell table:number-columns-repeated="6"/>
        </table:table-row>
        <table:table-row table:style-name="ro3">
          <table:table-cell table:number-columns-repeated="8"/>
          <table:table-cell table:formula="of:=SUM([.I5:.I12])" office:value-type="float" office:value="320.45" calcext:value-type="float">
            <text:p>320,45</text:p>
          </table:table-cell>
          <table:table-cell table:style-name="ce1" table:formula="of:=ROUND([.I14]*1.19;2)" office:value-type="float" office:value="381.34" calcext:value-type="float">
            <text:p>381,34</text:p>
          </table:table-cell>
          <table:table-cell table:number-columns-repeated="10"/>
        </table:table-row>
        <table:table-row table:style-name="ro3">
          <table:table-cell table:number-columns-repeated="20"/>
        </table:table-row>
        <table:table-row table:style-name="ro3">
          <table:table-cell/>
          <table:table-cell table:style-name="ce1" office:value-type="string" calcext:value-type="string">
            <text:p>REICHELT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H17]*[.E17]" office:value-type="float" office:value="23.85" calcext:value-type="float">
            <text:p>23,8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H18]*[.E18]" office:value-type="float" office:value="12" calcext:value-type="float">
            <text:p>12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H19]*[.E19]" office:value-type="float" office:value="15" calcext:value-type="float">
            <text:p>15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Einzelbestellung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estellung &gt; 100</text:p>
          </table:table-cell>
          <table:covered-table-cell table:style-name="ce4"/>
        </table:table-row>
        <table:table-row table:style-name="ro3">
          <table:table-cell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6" calcext:value-type="float">
            <text:p>0,26</text:p>
          </table:table-cell>
          <table:table-cell table:formula="of:=[.H20]*[.E20]" office:value-type="float" office:value="52" calcext:value-type="float">
            <text:p>52</text:p>
          </table:table-cell>
          <table:table-cell table:number-columns-repeated="7"/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  <table:table-cell table:style-name="ce4" office:value-type="string" calcext:value-type="string">
            <text:p>pro Stück</text:p>
          </table:table-cell>
          <table:table-cell table:style-name="ce4" office:value-type="string" calcext:value-type="string">
            <text:p>gesamt</text:p>
          </table:table-cell>
        </table:table-row>
        <table:table-row table:style-name="ro3">
          <table:table-cell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H21]*[.E21]" office:value-type="float" office:value="10" calcext:value-type="float">
            <text:p>1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zessor ATMEGA88PA</text:p>
          </table:table-cell>
          <table:table-cell/>
          <table:table-cell table:style-name="ce7" table:formula="of:=ROUND(2.02*1.19;2)" office:value-type="float" office:value="2.4" calcext:value-type="float">
            <text:p>2,40</text:p>
          </table:table-cell>
          <table:table-cell table:style-name="ce7" table:formula="of:=[.Q21]*[.N21]" office:value-type="float" office:value="2.4" calcext:value-type="float">
            <text:p>2,40</text:p>
          </table:table-cell>
          <table:table-cell table:style-name="ce7" table:formula="of:=ROUND(1.15*1.19;2)" office:value-type="float" office:value="1.37" calcext:value-type="float">
            <text:p>1,37</text:p>
          </table:table-cell>
          <table:table-cell table:style-name="ce7" table:formula="of:=[.S21]*[.N21]" office:value-type="float" office:value="1.37" calcext:value-type="float">
            <text:p>1,37</text:p>
          </table:table-cell>
        </table:table-row>
        <table:table-row table:style-name="ro3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H22]*[.E22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Widerstände</text:p>
          </table:table-cell>
          <table:table-cell/>
          <table:table-cell table:style-name="ce7" office:value-type="float" office:value="0.03" calcext:value-type="float">
            <text:p>0,03</text:p>
          </table:table-cell>
          <table:table-cell table:style-name="ce7" table:formula="of:=[.Q22]*[.N22]" office:value-type="float" office:value="0.15" calcext:value-type="float">
            <text:p>0,15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table:formula="of:=[.S22]*[.N22]" office:value-type="float" office:value="0.15" calcext:value-type="float">
            <text:p>0,15</text:p>
          </table:table-cell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H23]*[.E23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aster</text:p>
          </table:table-cell>
          <table:table-cell/>
          <table:table-cell table:style-name="ce7" table:formula="of:=ROUND(0.08*1.19;2)" office:value-type="float" office:value="0.1" calcext:value-type="float">
            <text:p>0,10</text:p>
          </table:table-cell>
          <table:table-cell table:style-name="ce7" table:formula="of:=[.Q23]*[.N23]" office:value-type="float" office:value="0.2" calcext:value-type="float">
            <text:p>0,20</text:p>
          </table:table-cell>
          <table:table-cell table:style-name="ce7" table:formula="of:=ROUND(0.057*1.19;2)" office:value-type="float" office:value="0.07" calcext:value-type="float">
            <text:p>0,07</text:p>
          </table:table-cell>
          <table:table-cell table:style-name="ce7" table:formula="of:=[.S23]*[.N23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H24]*[.E24]" office:value-type="float" office:value="2.5" calcext:value-type="float">
            <text:p>2,5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iezo Buzzer</text:p>
          </table:table-cell>
          <table:table-cell/>
          <table:table-cell table:style-name="ce7" table:formula="of:=ROUND(0.751*1.19;2)" office:value-type="float" office:value="0.89" calcext:value-type="float">
            <text:p>0,89</text:p>
          </table:table-cell>
          <table:table-cell table:style-name="ce7" table:formula="of:=[.Q24]*[.N24]" office:value-type="float" office:value="0.89" calcext:value-type="float">
            <text:p>0,89</text:p>
          </table:table-cell>
          <table:table-cell table:style-name="ce7" table:formula="of:=ROUND(0.405*1.19;2)" office:value-type="float" office:value="0.48" calcext:value-type="float">
            <text:p>0,48</text:p>
          </table:table-cell>
          <table:table-cell table:style-name="ce7" table:formula="of:=[.S24]*[.N24]" office:value-type="float" office:value="0.48" calcext:value-type="float">
            <text:p>0,48</text:p>
          </table:table-cell>
        </table:table-row>
        <table:table-row table:style-name="ro3">
          <table:table-cell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H25]*[.E25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Kondensator</text:p>
          </table:table-cell>
          <table:table-cell/>
          <table:table-cell table:style-name="ce7" office:value-type="float" office:value="0.04" calcext:value-type="float">
            <text:p>0,04</text:p>
          </table:table-cell>
          <table:table-cell table:style-name="ce7" table:formula="of:=[.Q25]*[.N25]" office:value-type="float" office:value="0.12" calcext:value-type="float">
            <text:p>0,12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table:formula="of:=[.S25]*[.N25]" office:value-type="float" office:value="0.12" calcext:value-type="float">
            <text:p>0,12</text:p>
          </table:table-cell>
        </table:table-row>
        <table:table-row table:style-name="ro3">
          <table:table-cell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H26]*[.E26]"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iftleiste 1x3</text:p>
          </table:table-cell>
          <table:table-cell/>
          <table:table-cell table:style-name="ce7" office:value-type="float" office:value="0.02" calcext:value-type="float">
            <text:p>0,02</text:p>
          </table:table-cell>
          <table:table-cell table:style-name="ce7" table:formula="of:=[.Q26]*[.N26]" office:value-type="float" office:value="0.04" calcext:value-type="float">
            <text:p>0,04</text:p>
          </table:table-cell>
          <table:table-cell table:style-name="ce7" office:value-type="float" office:value="0.02" calcext:value-type="float">
            <text:p>0,02</text:p>
          </table:table-cell>
          <table:table-cell table:style-name="ce7" table:formula="of:=[.S26]*[.N26]" office:value-type="float" office:value="0.04" calcext:value-type="float">
            <text:p>0,04</text:p>
          </table:table-cell>
        </table:table-row>
        <table:table-row table:style-name="ro3">
          <table:table-cell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H27]*[.E27]" office:value-type="float" office:value="8" calcext:value-type="float">
            <text:p>8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tiftleiste 2x3</text:p>
          </table:table-cell>
          <table:table-cell/>
          <table:table-cell table:style-name="ce7" office:value-type="float" office:value="0.15" calcext:value-type="float">
            <text:p>0,15</text:p>
          </table:table-cell>
          <table:table-cell table:style-name="ce7" table:formula="of:=[.Q27]*[.N27]" office:value-type="float" office:value="0.15" calcext:value-type="float">
            <text:p>0,15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table:formula="of:=[.S27]*[.N27]" office:value-type="float" office:value="0.01" calcext:value-type="float">
            <text:p>0,01</text:p>
          </table:table-cell>
        </table:table-row>
        <table:table-row table:style-name="ro3">
          <table:table-cell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H28]*[.E28]" office:value-type="float" office:value="2.9" calcext:value-type="float">
            <text:p>2,9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uchsenleiste 1x5 (2x)</text:p>
          </table:table-cell>
          <table:table-cell/>
          <table:table-cell table:style-name="ce7" office:value-type="float" office:value="0.26" calcext:value-type="float">
            <text:p>0,26</text:p>
          </table:table-cell>
          <table:table-cell table:style-name="ce7" table:formula="of:=[.Q28]*[.N28]" office:value-type="float" office:value="0.52" calcext:value-type="float">
            <text:p>0,52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table:formula="of:=[.S28]*[.N28]" office:value-type="float" office:value="0.52" calcext:value-type="float">
            <text:p>0,52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/>
          <table:table-cell table:style-name="ce7" office:value-type="float" office:value="0.85" calcext:value-type="float">
            <text:p>0,85</text:p>
          </table:table-cell>
          <table:table-cell table:style-name="ce7" table:formula="of:=[.Q29]*[.N29]" office:value-type="float" office:value="0.85" calcext:value-type="float">
            <text:p>0,85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table:formula="of:=[.S29]*[.N29]" office:value-type="float" office:value="0.85" calcext:value-type="float">
            <text:p>0,85</text:p>
          </table:table-cell>
        </table:table-row>
        <table:table-row table:style-name="ro3">
          <table:table-cell table:number-columns-repeated="8"/>
          <table:table-cell table:formula="of:=SUM([.I17:.I29])" office:value-type="float" office:value="141.25" calcext:value-type="float">
            <text:p>141,25</text:p>
          </table:table-cell>
          <table:table-cell table:style-name="ce1" table:formula="of:=[.I30]+5.6" office:value-type="float" office:value="146.85" calcext:value-type="float">
            <text:p>146,85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ransistor (2x)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0]*[.N30]" office:value-type="float" office:value="0.1" calcext:value-type="float">
            <text:p>0,10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0]*[.N30]" office:value-type="float" office:value="0.1" calcext:value-type="float">
            <text:p>0,10</text:p>
          </table:table-cell>
        </table:table-row>
        <table:table-row table:style-name="ro3">
          <table:table-cell table:number-columns-repeated="1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R-Empfänger</text:p>
          </table:table-cell>
          <table:table-cell/>
          <table:table-cell table:style-name="ce7" table:formula="of:=ROUND(0.52*1.19;2)" office:value-type="float" office:value="0.62" calcext:value-type="float">
            <text:p>0,62</text:p>
          </table:table-cell>
          <table:table-cell table:style-name="ce7" table:formula="of:=[.Q31]*[.N31]" office:value-type="float" office:value="0.62" calcext:value-type="float">
            <text:p>0,62</text:p>
          </table:table-cell>
          <table:table-cell table:style-name="ce7" table:formula="of:=ROUND(0.413*1.19;2)" office:value-type="float" office:value="0.49" calcext:value-type="float">
            <text:p>0,49</text:p>
          </table:table-cell>
          <table:table-cell table:style-name="ce7" table:formula="of:=[.S31]*[.N31]" office:value-type="float" office:value="0.49" calcext:value-type="float">
            <text:p>0,49</text:p>
          </table:table-cell>
        </table:table-row>
        <table:table-row table:style-name="ro3">
          <table:table-cell/>
          <table:table-cell table:style-name="ce1" office:value-type="string" calcext:value-type="string">
            <text:p>POLLIN</text:p>
          </table:table-cell>
          <table:table-cell table:number-columns-repeated="11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ED (2x)</text:p>
          </table:table-cell>
          <table:table-cell/>
          <table:table-cell table:style-name="ce7" table:formula="of:=ROUND(0.116*1.19;2)" office:value-type="float" office:value="0.14" calcext:value-type="float">
            <text:p>0,14</text:p>
          </table:table-cell>
          <table:table-cell table:style-name="ce7" table:formula="of:=[.Q32]*[.N32]" office:value-type="float" office:value="0.28" calcext:value-type="float">
            <text:p>0,28</text:p>
          </table:table-cell>
          <table:table-cell table:style-name="ce7" table:formula="of:=ROUND(0.059*1.19;2)" office:value-type="float" office:value="0.07" calcext:value-type="float">
            <text:p>0,07</text:p>
          </table:table-cell>
          <table:table-cell table:style-name="ce7" table:formula="of:=[.S32]*[.N32]" office:value-type="float" office:value="0.14" calcext:value-type="float">
            <text:p>0,14</text:p>
          </table:table-cell>
        </table:table-row>
        <table:table-row table:style-name="ro3">
          <table:table-cell/>
          <table:table-cell office:value-type="string" calcext:value-type="string">
            <text:p>Motore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ttp://www.pollin.de/shop/dt/MzY1OTg2OTk-/Motoren/Gleichstrommotoren/Vibrationsmotor.html</text:p>
          </table:table-cell>
          <table:table-cell office:value-type="float" office:value="0.85" calcext:value-type="float">
            <text:p>0,85</text:p>
          </table:table-cell>
          <table:table-cell table:formula="of:=[.H33]*[.E33]" office:value-type="float" office:value="85" calcext:value-type="float">
            <text:p>85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R-LED (2x)</text:p>
          </table:table-cell>
          <table:table-cell/>
          <table:table-cell table:style-name="ce7" table:formula="of:=ROUND(0.335*1.19;2)" office:value-type="float" office:value="0.4" calcext:value-type="float">
            <text:p>0,40</text:p>
          </table:table-cell>
          <table:table-cell table:style-name="ce7" table:formula="of:=[.Q33]*[.N33]" office:value-type="float" office:value="0.8" calcext:value-type="float">
            <text:p>0,80</text:p>
          </table:table-cell>
          <table:table-cell table:style-name="ce7" table:formula="of:=ROUND(0.141*1.19;2)" office:value-type="float" office:value="0.17" calcext:value-type="float">
            <text:p>0,17</text:p>
          </table:table-cell>
          <table:table-cell table:style-name="ce7" table:formula="of:=[.S33]*[.N33]" office:value-type="float" office:value="0.34" calcext:value-type="float">
            <text:p>0,34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ersand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tteriefach</text:p>
          </table:table-cell>
          <table:table-cell/>
          <table:table-cell table:style-name="ce7" table:formula="of:=ROUND(0.691*1.19;2)" office:value-type="float" office:value="0.82" calcext:value-type="float">
            <text:p>0,82</text:p>
          </table:table-cell>
          <table:table-cell table:style-name="ce7" table:formula="of:=[.Q34]*[.N34]" office:value-type="float" office:value="0.82" calcext:value-type="float">
            <text:p>0,82</text:p>
          </table:table-cell>
          <table:table-cell table:style-name="ce7" table:formula="of:=ROUND(0.49*1.19;2)" office:value-type="float" office:value="0.58" calcext:value-type="float">
            <text:p>0,58</text:p>
          </table:table-cell>
          <table:table-cell table:style-name="ce7" table:formula="of:=[.S34]*[.N34]" office:value-type="float" office:value="0.58" calcext:value-type="float">
            <text:p>0,58</text:p>
          </table:table-cell>
        </table:table-row>
        <table:table-row table:style-name="ro3">
          <table:table-cell table:number-columns-repeated="8"/>
          <table:table-cell office:value-type="float" office:value="85" calcext:value-type="float">
            <text:p>85</text:p>
          </table:table-cell>
          <table:table-cell table:style-name="ce1" table:formula="of:=[.I35]+4.95" office:value-type="float" office:value="89.95" calcext:value-type="float">
            <text:p>89,95</text:p>
          </table:table-cell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/>
          <table:table-cell table:style-name="ce7" office:value-type="float" office:value="0.05" calcext:value-type="float">
            <text:p>0,05</text:p>
          </table:table-cell>
          <table:table-cell table:style-name="ce7" table:formula="of:=[.Q35]*[.N35]" office:value-type="float" office:value="0.05" calcext:value-type="float">
            <text:p>0,05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table:formula="of:=[.S35]*[.N35]" office:value-type="float" office:value="0.05" calcext:value-type="float">
            <text:p>0,05</text:p>
          </table:table-cell>
        </table:table-row>
        <table:table-row table:style-name="ro3">
          <table:table-cell table:number-columns-repeated="1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atterien</text:p>
          </table:table-cell>
          <table:table-cell/>
          <table:table-cell table:style-name="ce7" office:value-type="float" office:value="0.2" calcext:value-type="float">
            <text:p>0,20</text:p>
          </table:table-cell>
          <table:table-cell table:style-name="ce7" table:formula="of:=[.Q36]*[.N36]" office:value-type="float" office:value="0.4" calcext:value-type="float">
            <text:p>0,40</text:p>
          </table:table-cell>
          <table:table-cell table:style-name="ce7" office:value-type="float" office:value="0.2" calcext:value-type="float">
            <text:p>0,20</text:p>
          </table:table-cell>
          <table:table-cell table:style-name="ce7" table:formula="of:=[.S36]*[.N36]" office:value-type="float" office:value="0.4" calcext:value-type="float">
            <text:p>0,40</text:p>
          </table:table-cell>
        </table:table-row>
        <table:table-row table:style-name="ro3">
          <table:table-cell table:number-columns-repeated="13"/>
          <table:table-cell table:style-name="ce4"/>
          <table:table-cell table:style-name="ce5" office:value-type="string" calcext:value-type="string">
            <text:p>Summe Bauteile</text:p>
          </table:table-cell>
          <table:table-cell table:style-name="ce5"/>
          <table:table-cell table:style-name="ce8"/>
          <table:table-cell table:style-name="ce8" table:formula="of:=SUM([.R21:.R36])" office:value-type="float" office:value="8.39" calcext:value-type="float">
            <text:p>8,39</text:p>
          </table:table-cell>
          <table:table-cell table:style-name="ce8"/>
          <table:table-cell table:style-name="ce8" table:formula="of:=SUM([.T21:.T36])" office:value-type="float" office:value="5.78" calcext:value-type="float">
            <text:p>5,78</text:p>
          </table:table-cell>
        </table:table-row>
        <table:table-row table:style-name="ro3">
          <table:table-cell table:number-columns-repeated="13"/>
          <table:table-cell table:style-name="ce4"/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1" office:value-type="string" calcext:value-type="string">
            <text:p>VERPACKUNGSMATERIAL</text:p>
          </table:table-cell>
          <table:table-cell table:number-columns-repeated="11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latine</text:p>
          </table:table-cell>
          <table:table-cell/>
          <table:table-cell table:style-name="ce9" office:value-type="string" calcext:value-type="string" table:number-columns-spanned="2" table:number-rows-spanned="1">
            <text:p>ca. 40€ für 3 Stück</text:p>
          </table:table-cell>
          <table:covered-table-cell table:style-name="ce7"/>
          <table:table-cell table:style-name="ce7" table:formula="of:=ROUND(359.49*1.19/200;2)" office:value-type="float" office:value="2.14" calcext:value-type="float">
            <text:p>2,14</text:p>
          </table:table-cell>
          <table:table-cell table:style-name="ce7" table:formula="of:=[.S39]*[.N39]" office:value-type="float" office:value="2.14" calcext:value-type="float">
            <text:p>2,14</text:p>
          </table:table-cell>
        </table:table-row>
        <table:table-row table:style-name="ro2">
          <table:table-cell/>
          <table:table-cell office:value-type="string" calcext:value-type="string">
            <text:p>Faltschachteln 105x50x75</text:p>
          </table:table-cell>
          <table:table-cell table:number-columns-repeated="2"/>
          <table:table-cell office:value-type="string" calcext:value-type="string">
            <text:p>1x100er</text:p>
          </table:table-cell>
          <table:table-cell/>
          <table:table-cell office:value-type="string" calcext:value-type="string">
            <text:p>http://www.ebay.de/itm/Faltkartons-Faltschachteln-Geschenkkartons-100-Stuck-a-0-08-105x-50x-75-mm-/251270149020?pt=Kartons_Schachteln&amp;hash=item3a80de339c</text:p>
          </table:table-cell>
          <table:table-cell/>
          <table:table-cell table:formula="of:=8.9+4.9" office:value-type="float" office:value="13.8" calcext:value-type="float">
            <text:p>13,8</text:p>
          </table:table-cell>
          <table:table-cell table:number-columns-repeated="5"/>
          <table:table-cell office:value-type="string" calcext:value-type="string">
            <text:p>Verpackung</text:p>
          </table:table-cell>
          <table:table-cell/>
          <table:table-cell table:style-name="ce7" table:number-columns-repeated="3"/>
          <table:table-cell table:style-name="ce7" office:value-type="float" office:value="0.25" calcext:value-type="float">
            <text:p>0,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orto Materialbestellungen (ca.)</text:p>
          </table:table-cell>
          <table:table-cell/>
          <table:table-cell table:style-name="ce7" table:number-columns-repeated="3"/>
          <table:table-cell table:style-name="ce7" office:value-type="float" office:value="0.3" calcext:value-type="float">
            <text:p>0,30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Verzierung, Verbrauchsmaterial (ca.)</text:p>
          </table:table-cell>
          <table:table-cell/>
          <table:table-cell table:style-name="ce7" table:number-columns-repeated="3"/>
          <table:table-cell table:style-name="ce7" office:value-type="float" office:value="0.8" calcext:value-type="float">
            <text:p>0,80</text:p>
          </table:table-cell>
        </table:table-row>
        <table:table-row table:style-name="ro2">
          <table:table-cell/>
          <table:table-cell office:value-type="string" calcext:value-type="string">
            <text:p>Zip-Tütchen 60x80</text:p>
          </table:table-cell>
          <table:table-cell table:number-columns-repeated="2"/>
          <table:table-cell office:value-type="string" calcext:value-type="string">
            <text:p>400stck</text:p>
          </table:table-cell>
          <table:table-cell/>
          <table:table-cell office:value-type="string" calcext:value-type="string">
            <text:p>http://www.ebay.de/itm/W302C-40-400-Stk-ZIP-BEUTEL-Druckverschlussbeutel-60mm-x-80mm-Tutchen-60x80-mm-/130845880854?pt=DE_Haus_Garten_Home_Office_Beutel_T%C3%BCten&amp;var=&amp;hash=item1e7705b216</text:p>
          </table:table-cell>
          <table:table-cell/>
          <table:table-cell table:formula="of:=3.69+2.81" office:value-type="float" office:value="6.5" calcext:value-type="float">
            <text:p>6,5</text:p>
          </table:table-cell>
          <table:table-cell table:number-columns-repeated="11"/>
        </table:table-row>
        <table:table-row table:style-name="ro3">
          <table:table-cell table:number-columns-repeated="8"/>
          <table:table-cell table:formula="of:=SUM([.I40:.I43])" office:value-type="float" office:value="20.3" calcext:value-type="float">
            <text:p>20,3</text:p>
          </table:table-cell>
          <table:table-cell table:style-name="ce1" table:formula="of:=[.I44]" office:value-type="float" office:value="20.3" calcext:value-type="float">
            <text:p>20,3</text:p>
          </table:table-cell>
          <table:table-cell table:number-columns-repeated="4"/>
          <table:table-cell table:style-name="ce6" office:value-type="string" calcext:value-type="string">
            <text:p>SUMME</text:p>
          </table:table-cell>
          <table:table-cell table:style-name="ce6" table:number-columns-repeated="4"/>
          <table:table-cell table:style-name="ce6" table:formula="of:=SUM([.T37:.T43])" office:value-type="float" office:value="9.27" calcext:value-type="float">
            <text:p>9,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KO-MATERIAL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Biegeplüsch</text:p>
          </table:table-cell>
          <table:table-cell table:number-columns-repeated="4"/>
          <table:table-cell office:value-type="string" calcext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/>
          <table:table-cell office:value-type="float" office:value="10.49" calcext:value-type="float">
            <text:p>10,4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ackelaugen 7mm</text:p>
          </table:table-cell>
          <table:table-cell table:number-columns-repeated="4"/>
          <table:table-cell office:value-type="string" calcext:value-type="string">
            <text:p>http://www.amazon.de/Wackelaugen-rund-7mm-100-St%C3%BCck/dp/B00203YJ34/ref=sr_1_1?s=kitchen&amp;ie=UTF8&amp;qid=1373761536&amp;sr=1-1&amp;keywords=wackelaugen</text:p>
          </table:table-cell>
          <table:table-cell/>
          <table:table-cell office:value-type="float" office:value="3.94" calcext:value-type="float">
            <text:p>3,94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Wackelaugen bunt</text:p>
          </table:table-cell>
          <table:table-cell table:number-columns-repeated="4"/>
          <table:table-cell office:value-type="string" calcext:value-type="string">
            <text:p>http://www.amazon.de/Eduplay-Wackelaugen-Mix-Wimpern-teilig/dp/B001JPMDVE/ref=pd_sim_sbs_office_8</text:p>
          </table:table-cell>
          <table:table-cell/>
          <table:table-cell office:value-type="float" office:value="2.58" calcext:value-type="float">
            <text:p>2,5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Glitzersteine</text:p>
          </table:table-cell>
          <table:table-cell table:number-columns-repeated="4"/>
          <table:table-cell office:value-type="string" calcext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/>
          <table:table-cell table:formula="of:=4.99+4" office:value-type="float" office:value="8.99" calcext:value-type="float">
            <text:p>8,9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pplikator für Glitzersteine</text:p>
          </table:table-cell>
          <table:table-cell table:number-columns-repeated="4"/>
          <table:table-cell office:value-type="string" calcext:value-type="string">
            <text:p>http://www.amazon.de/CFH-52920-Strassstein-Applikator-920/dp/B005VCZ156/ref=pd_sim_sbs_diy_1</text:p>
          </table:table-cell>
          <table:table-cell/>
          <table:table-cell office:value-type="float" office:value="15.49" calcext:value-type="float">
            <text:p>15,49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SUM([.I47:.I52])" office:value-type="float" office:value="41.49" calcext:value-type="float">
            <text:p>41,49</text:p>
          </table:table-cell>
          <table:table-cell table:style-name="ce1" table:formula="of:=[.I53]" office:value-type="float" office:value="41.49" calcext:value-type="float">
            <text:p>41,49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Niedrigtemperatur Schmelzkleber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2x Klebepistolen 110′C</text:p>
          </table:table-cell>
          <table:table-cell table:number-columns-repeated="4"/>
          <table:table-cell office:value-type="string" calcext:value-type="string">
            <text:p>http://www.creativ-discount.de/Maxi-Hei%C3%9Fklebepistole-Niedrigtemperatur-%D8-11mm.htm?websale8=party-discount.creativ_web_de&amp;pi=CCC39-112&amp;ci=801-4561&amp;ref=google-shopping&amp;subref=CCC39-112&amp;gclid=CKiGxKSnr7gCFVIQtAodPhEAxQ</text:p>
          </table:table-cell>
          <table:table-cell/>
          <table:table-cell table:formula="of:=2*12.24" office:value-type="float" office:value="24.48" calcext:value-type="float">
            <text:p>24,48</text:p>
          </table:table-cell>
          <table:table-cell/>
          <table:table-cell office:value-type="string" calcext:value-type="string">
            <text:p>(dort könnte man auch die dekomaterialien mitbestellen)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Klebesticks</text:p>
          </table:table-cell>
          <table:table-cell office:value-type="string" calcext:value-type="string">
            <text:p>100 Stück</text:p>
          </table:table-cell>
          <table:table-cell table:number-columns-repeated="3"/>
          <table:table-cell office:value-type="string" calcext:value-type="string">
            <text:p>http://www.creativ-discount.de/Maxi-Klebesticks-%d8-11mm,-100-St%C3%BCck.htm?websale8=party-discount.creativ_web_de&amp;pi=CCC39-132&amp;ci=801-4561</text:p>
          </table:table-cell>
          <table:table-cell/>
          <table:table-cell office:value-type="float" office:value="20.79" calcext:value-type="float">
            <text:p>20,79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56:.I58])" office:value-type="float" office:value="45.27" calcext:value-type="float">
            <text:p>45,27</text:p>
          </table:table-cell>
          <table:table-cell table:style-name="ce1" table:formula="of:=[.I59]+4.5" office:value-type="float" office:value="49.77" calcext:value-type="float">
            <text:p>49,77</text:p>
          </table:table-cell>
          <table:table-cell table:number-columns-repeated="10"/>
        </table:table-row>
        <table:table-row table:style-name="ro1" table:number-rows-repeated="23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 table:number-rows-repeated="104849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K2014_08" table:style-name="ta1">
        <table:table-column table:style-name="co1" table:number-columns-repeated="13" table:default-cell-style-name="Default"/>
        <table:table-row table:style-name="ro3" table:number-rows-repeated="12">
          <table:table-cell table:number-columns-repeated="13"/>
        </table:table-row>
        <table:table-row table:style-name="ro3">
          <table:table-cell table:number-columns-repeated="3"/>
          <table:table-cell table:style-name="ce1" office:value-type="string" calcext:value-type="string">
            <text:p>MOUSER</text:p>
          </table:table-cell>
          <table:table-cell table:number-columns-repeated="8"/>
          <table:table-cell table:style-name="ce13"/>
        </table:table-row>
        <table:table-row table:style-name="ro3">
          <table:table-cell table:number-columns-repeated="3"/>
          <table:table-cell office:value-type="string" calcext:value-type="string">
            <text:p>BAT1</text:p>
          </table:table-cell>
          <table:table-cell office:value-type="string" calcext:value-type="string">
            <text:p>Batteriehalter 2xAAA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2BH423-GR </text:p>
          </table:table-cell>
          <table:table-cell office:value-type="string" calcext:value-type="string">
            <text:p>http://de.mouser.com/ProductDetail/Eagle-Plastic-Devices/12BH423-GR/?qs=sGAEpiMZZMupuRtfu7GC%252bdw0DkkiLi6mQI6aVowSZ%252b4%3d</text:p>
          </table:table-cell>
          <table:table-cell office:value-type="float" office:value="0.49" calcext:value-type="float">
            <text:p>0,49</text:p>
          </table:table-cell>
          <table:table-cell table:formula="of:=[.J14]*[.G14]" office:value-type="float" office:value="98" calcext:value-type="float">
            <text:p>98</text:p>
          </table:table-cell>
          <table:table-cell/>
          <table:table-cell table:formula="of:=ROUNDUP([.J14]*1.19;2)" office:value-type="float" office:value="0.59" calcext:value-type="float">
            <text:p>0,59</text:p>
          </table:table-cell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ATMEGA 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556-ATMEGA88A-PU</text:p>
          </table:table-cell>
          <table:table-cell office:value-type="string" calcext:value-type="string">
            <text:p>http://de.mouser.com/ProductDetail/Atmel/ATMEGA88PA-PU/?qs=%2fha2pyFadugc%2fVzsGaiS16S2CtTp0HgfhakYTrI4%2fl9HXdvAlKZ5rw%3d%3d</text:p>
          </table:table-cell>
          <table:table-cell office:value-type="float" office:value="1.04" calcext:value-type="float">
            <text:p>1,04</text:p>
          </table:table-cell>
          <table:table-cell table:formula="of:=[.J15]*[.G15]" office:value-type="float" office:value="208" calcext:value-type="float">
            <text:p>208</text:p>
          </table:table-cell>
          <table:table-cell/>
          <table:table-cell table:formula="of:=ROUNDUP([.J15]*1.19;2)" office:value-type="float" office:value="1.24" calcext:value-type="float">
            <text:p>1,2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R1</text:p>
          </table:table-cell>
          <table:table-cell office:value-type="string" calcext:value-type="string">
            <text:p>TSOP382 940nm 38KHz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TSOP38238</text:p>
          </table:table-cell>
          <table:table-cell office:value-type="string" calcext:value-type="string">
            <text:p>http://www.mouser.de/ProductDetail/Vishay-Semiconductors/TSOP38238/?qs=sGAEpiMZZMvAL21a%2fDhxMtgKho2n4%2fgBkajAZHPY5lE%3d</text:p>
          </table:table-cell>
          <table:table-cell office:value-type="float" office:value="0.41" calcext:value-type="float">
            <text:p>0,41</text:p>
          </table:table-cell>
          <table:table-cell table:formula="of:=[.J16]*[.G16]" office:value-type="float" office:value="82" calcext:value-type="float">
            <text:p>82</text:p>
          </table:table-cell>
          <table:table-cell/>
          <table:table-cell table:formula="of:=ROUNDUP([.J16]*1.19;2)" office:value-type="float" office:value="0.49" calcext:value-type="float">
            <text:p>0,4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3, LED4</text:p>
          </table:table-cell>
          <table:table-cell office:value-type="string" calcext:value-type="string">
            <text:p>LED3mm-I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38-IR204/H16/L10 </text:p>
          </table:table-cell>
          <table:table-cell office:value-type="string" calcext:value-type="string">
            <text:p>http://de.mouser.com/ProductDetail/Everlight/EL-IR204-H16-L10/?qs=sGAEpiMZZMvAL21a%2fDhxMjCeBq8uldq1FHtTSlR4fM4%3d</text:p>
          </table:table-cell>
          <table:table-cell office:value-type="float" office:value="0.135" calcext:value-type="float">
            <text:p>0,135</text:p>
          </table:table-cell>
          <table:table-cell table:formula="of:=[.J17]*[.G17]" office:value-type="float" office:value="54" calcext:value-type="float">
            <text:p>54</text:p>
          </table:table-cell>
          <table:table-cell/>
          <table:table-cell table:formula="of:=ROUNDUP([.J17]*1.19;2)" office:value-type="float" office:value="0.17" calcext:value-type="float">
            <text:p>0,1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1, S2</text:p>
          </table:table-cell>
          <table:table-cell office:value-type="string" calcext:value-type="string">
            <text:p>TACSWITCH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642-MJTP1230 <text:s/>(MJTP1230=PHAP33019</text:p>
          </table:table-cell>
          <table:table-cell office:value-type="string" calcext:value-type="string">
            <text:p>http://de.mouser.com/ProductDetail/Apem/MJTP1230/?qs=sGAEpiMZZMsgGjVA3toVBBXi3RKSr1bKWt8e9G1JY2g%3d</text:p>
          </table:table-cell>
          <table:table-cell office:value-type="float" office:value="0.05" calcext:value-type="float">
            <text:p>0,05</text:p>
          </table:table-cell>
          <table:table-cell table:formula="of:=[.J18]*[.G18]" office:value-type="float" office:value="20" calcext:value-type="float">
            <text:p>20</text:p>
          </table:table-cell>
          <table:table-cell/>
          <table:table-cell table:formula="of:=ROUNDUP([.J18]*1.19;2)" office:value-type="float" office:value="0.06" calcext:value-type="float">
            <text:p>0,0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G1</text:p>
          </table:table-cell>
          <table:table-cell office:value-type="string" calcext:value-type="string">
            <text:p>BUZZ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810-PS1720P02</text:p>
          </table:table-cell>
          <table:table-cell office:value-type="string" calcext:value-type="string">
            <text:p>http://de.mouser.com/ProductDetail/TDK/PS1720P02/?qs=%2fha2pyFadujtCAfY3DKBdXuzQLwQogEgrqwqrrNaKDmjrMwApyDRCA%3d%3d</text:p>
          </table:table-cell>
          <table:table-cell office:value-type="float" office:value="0.393" calcext:value-type="float">
            <text:p>0,393</text:p>
          </table:table-cell>
          <table:table-cell table:formula="of:=[.J19]*[.G19]" office:value-type="float" office:value="78.6" calcext:value-type="float">
            <text:p>78,6</text:p>
          </table:table-cell>
          <table:table-cell/>
          <table:table-cell table:formula="of:=ROUNDUP([.J19]*1.19;2)" office:value-type="float" office:value="0.47" calcext:value-type="float">
            <text:p>0,4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grü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GD </text:p>
          </table:table-cell>
          <table:table-cell office:value-type="string" calcext:value-type="string">
            <text:p>http://de.mouser.com/ProductDetail/Kingbright/WP7113LGD/?qs=sGAEpiMZZMtmwHDZQCdlqS%252b42B3%252blPHX0RJ8I%2fozR6g%3d</text:p>
          </table:table-cell>
          <table:table-cell office:value-type="float" office:value="0.046" calcext:value-type="float">
            <text:p>0,046</text:p>
          </table:table-cell>
          <table:table-cell table:formula="of:=[.J20]*[.G20]" office:value-type="float" office:value="0" calcext:value-type="float">
            <text:p>0</text:p>
          </table:table-cell>
          <table:table-cell/>
          <table:table-cell table:formula="of:=ROUNDUP([.J20]*1.19;2)" office:value-type="float" office:value="0.06" calcext:value-type="float">
            <text:p>0,0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gel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604-WP7113LYD</text:p>
          </table:table-cell>
          <table:table-cell office:value-type="string" calcext:value-type="string">
            <text:p>http://de.mouser.com/ProductDetail/Kingbright/WP7113LYD/?qs=sGAEpiMZZMtmwHDZQCdlqS%252b42B3%252blPHXTaJiQCQQIkQ%3d</text:p>
          </table:table-cell>
          <table:table-cell office:value-type="float" office:value="0.051" calcext:value-type="float">
            <text:p>0,051</text:p>
          </table:table-cell>
          <table:table-cell table:formula="of:=[.J21]*[.G21]" office:value-type="float" office:value="0" calcext:value-type="float">
            <text:p>0</text:p>
          </table:table-cell>
          <table:table-cell/>
          <table:table-cell table:formula="of:=ROUNDUP([.J21]*1.19;2)" office:value-type="float" office:value="0.07" calcext:value-type="float">
            <text:p>0,0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D ro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604-WP7113HD </text:p>
          </table:table-cell>
          <table:table-cell office:value-type="string" calcext:value-type="string">
            <text:p>http://www.mouser.de/ProductDetail/Kingbright/WP7113HD/?qs=sGAEpiMZZMvHYEB9WUp7EjKTTHySLdIIEWa7gYY0Y5M%3d</text:p>
          </table:table-cell>
          <table:table-cell office:value-type="float" office:value="0.054" calcext:value-type="float">
            <text:p>0,054</text:p>
          </table:table-cell>
          <table:table-cell table:formula="of:=[.J22]*[.G22]" office:value-type="float" office:value="5.4" calcext:value-type="float">
            <text:p>5,4</text:p>
          </table:table-cell>
          <table:table-cell/>
          <table:table-cell table:formula="of:=ROUNDUP([.J22]*1.19;2)" office:value-type="float" office:value="0.07" calcext:value-type="float">
            <text:p>0,07</text:p>
          </table:table-cell>
        </table:table-row>
        <table:table-row table:style-name="ro3">
          <table:table-cell table:number-columns-repeated="10"/>
          <table:table-cell table:formula="of:=SUM([.K14:.K22])" office:value-type="float" office:value="546" calcext:value-type="float">
            <text:p>546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3"/>
          <table:table-cell table:style-name="ce1" office:value-type="string" calcext:value-type="string">
            <text:p>REICHELT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Batterien</text:p>
          </table:table-cell>
          <table:table-cell office:value-type="string" calcext:value-type="string">
            <text:p>AAA (40er Packs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R AL 40XAAA</text:p>
          </table:table-cell>
          <table:table-cell office:value-type="string" calcext:value-type="string">
            <text:p>http://www.reichelt.de/Alkalinebatterien/GPR-AL-40XAAA/3/index.html?;ACTION=3;LA=446;ARTICLE=129315;GROUPID=1027;artnr=GPR+AL+40XAAA</text:p>
          </table:table-cell>
          <table:table-cell office:value-type="float" office:value="7.95" calcext:value-type="float">
            <text:p>7,95</text:p>
          </table:table-cell>
          <table:table-cell table:formula="of:=[.J26]*[.G26]" office:value-type="float" office:value="39.75" calcext:value-type="float">
            <text:p>39,7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1, C2, C3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5U-2,5 100N</text:p>
          </table:table-cell>
          <table:table-cell office:value-type="string" calcext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 calcext:value-type="float">
            <text:p>0,04</text:p>
          </table:table-cell>
          <table:table-cell table:formula="of:=[.J27]*[.G2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2</text:p>
          </table:table-cell>
          <table:table-cell office:value-type="string" calcext:value-type="string">
            <text:p>PINHD 2x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http://www.reichelt.de/Stiftleisten/MPE-087-2-006/3/index.html?;ACTION=3;LA=2;ARTICLE=119893;GROUPID=3220;artnr=MPE+087-2-006</text:p>
          </table:table-cell>
          <table:table-cell office:value-type="float" office:value="0.15" calcext:value-type="float">
            <text:p>0,15</text:p>
          </table:table-cell>
          <table:table-cell table:formula="of:=[.J28]*[.G28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JP4, JP5</text:p>
          </table:table-cell>
          <table:table-cell office:value-type="string" calcext:value-type="string">
            <text:p>PINHD 1x5 Fe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PE 094-1-005</text:p>
          </table:table-cell>
          <table:table-cell office:value-type="string" calcext:value-type="string">
            <text:p>http://www.reichelt.de/Buchsenleisten/MPE-094-1-005/3/index.html?;ACTION=3;LA=2;ARTICLE=119914;GROUPID=3221;artnr=MPE+094-1-005</text:p>
          </table:table-cell>
          <table:table-cell office:value-type="float" office:value="0.24" calcext:value-type="float">
            <text:p>0,24</text:p>
          </table:table-cell>
          <table:table-cell table:formula="of:=[.J29]*[.G29]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Q1, Q2</text:p>
          </table:table-cell>
          <table:table-cell office:value-type="string" calcext:value-type="string">
            <text:p>2N7000_TO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N 7000</text:p>
          </table:table-cell>
          <table:table-cell office:value-type="string" calcext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 calcext:value-type="float">
            <text:p>0,05</text:p>
          </table:table-cell>
          <table:table-cell table:formula="of:=[.J30]*[.G30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0K</text:p>
          </table:table-cell>
          <table:table-cell office:value-type="string" calcext:value-type="string">
            <text:p>http://www.reichelt.de/1-4W-1-100-k-Ohm-976-k-Ohm/METALL-100K/3/index.html?;ACTION=3;LA=446;ARTICLE=11458;GROUPID=3080;artnr=METALL+100K</text:p>
          </table:table-cell>
          <table:table-cell office:value-type="float" office:value="0.025" calcext:value-type="float">
            <text:p>0,025</text:p>
          </table:table-cell>
          <table:table-cell table:formula="of:=[.J31]*[.G3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22,0K</text:p>
          </table:table-cell>
          <table:table-cell office:value-type="string" calcext:value-type="string">
            <text:p>http://www.reichelt.de/1-4W-1-10-0-k-Ohm-95-3-k-Ohm/METALL-22-0K/3/index.html?;ACTION=3;LA=446;ARTICLE=11622;GROUPID=3079;artnr=METALL+22%2C0K</text:p>
          </table:table-cell>
          <table:table-cell office:value-type="float" office:value="0.025" calcext:value-type="float">
            <text:p>0,025</text:p>
          </table:table-cell>
          <table:table-cell table:formula="of:=[.J32]*[.G3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ETALL 10,0K</text:p>
          </table:table-cell>
          <table:table-cell office:value-type="string" calcext:value-type="string">
            <text:p>http://www.reichelt.de/1-4W-1-10-0-k-Ohm-95-3-k-Ohm/METALL-10-0K/3/index.html?;ACTION=3;LA=446;ARTICLE=11449;GROUPID=3079;artnr=METALL+10%2C0K</text:p>
          </table:table-cell>
          <table:table-cell office:value-type="float" office:value="0.025" calcext:value-type="float">
            <text:p>0,025</text:p>
          </table:table-cell>
          <table:table-cell table:formula="of:=[.J33]*[.G33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ETALL 33,0</text:p>
          </table:table-cell>
          <table:table-cell office:value-type="string" calcext:value-type="string">
            <text:p>http://www.reichelt.de/1-4W-1-10-0-Ohm-97-6-Ohm/METALL-33-0/3/index.html?;ACTION=3;LA=446;ARTICLE=11729;GROUPID=3076;artnr=METALL+33%2C0</text:p>
          </table:table-cell>
          <table:table-cell office:value-type="float" office:value="0.025" calcext:value-type="float">
            <text:p>0,025</text:p>
          </table:table-cell>
          <table:table-cell table:formula="of:=[.J34]*[.G3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urzschlussbrück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JUMPER 2,54 RT</text:p>
          </table:table-cell>
          <table:table-cell office:value-type="string" calcext:value-type="string">
            <text:p>http://www.reichelt.de/Stiftleisten/JUMPER-2-54-RT/3/index.html?;ACTION=3;LA=2;ARTICLE=9016;GROUPID=3220;artnr=JUMPER+2%2C54+RT</text:p>
          </table:table-cell>
          <table:table-cell office:value-type="float" office:value="0.05" calcext:value-type="float">
            <text:p>0,05</text:p>
          </table:table-cell>
          <table:table-cell table:formula="of:=[.J35]*[.G35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ifleisten 36e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http://www.reichelt.de/Stiftleisten/SL-1X36G-2-54/3/index.html?;ACTION=3;LA=2;ARTICLE=19504;GROUPID=3220;artnr=SL+1X36G+2%2C54</text:p>
          </table:table-cell>
          <table:table-cell office:value-type="float" office:value="0.16" calcext:value-type="float">
            <text:p>0,16</text:p>
          </table:table-cell>
          <table:table-cell table:formula="of:=[.J36]*[.G36]" office:value-type="float" office:value="4.8" calcext:value-type="float">
            <text:p>4,8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SD-Matte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SD PE-MOS 300</text:p>
          </table:table-cell>
          <table:table-cell office:value-type="string" calcext:value-type="string">
            <text:p>http://www.reichelt.de/ESD-Verpackungsmaterial/ESD-PE-MOS-300/3/index.html?;ACTION=3;LA=446;ARTICLE=60373;GROUPID=602;artnr=ESD+PE-MOS+300</text:p>
          </table:table-cell>
          <table:table-cell office:value-type="float" office:value="1.45" calcext:value-type="float">
            <text:p>1,45</text:p>
          </table:table-cell>
          <table:table-cell table:formula="of:=[.J37]*[.G37]" office:value-type="float" office:value="5.8" calcext:value-type="float">
            <text:p>5,8</text:p>
          </table:table-cell>
          <table:table-cell table:number-columns-repeated="2"/>
        </table:table-row>
        <table:table-row table:style-name="ro3" table:number-rows-repeated="9">
          <table:table-cell table:number-columns-repeated="13"/>
        </table:table-row>
        <table:table-row table:style-name="ro3" table:number-rows-repeated="10">
          <table:table-cell table:number-columns-repeated="3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number-columns-repeated="4"/>
        </table:table-row>
      </table:table>
      <table:table table:name="Sammelbestellung_08_2014" table:style-name="ta1">
        <table:table-column table:style-name="co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3" table:number-rows-repeated="2">
          <table:table-cell table:number-columns-repeated="28"/>
        </table:table-row>
        <table:table-row table:style-name="ro3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FVDB</text:p>
          </table:table-cell>
          <table:table-cell table:number-columns-repeated="3"/>
          <table:table-cell office:value-type="string" calcext:value-type="string">
            <text:p>BL</text:p>
          </table:table-cell>
          <table:table-cell table:number-columns-repeated="3"/>
          <table:table-cell office:value-type="string" calcext:value-type="string">
            <text:p>DDB</text:p>
          </table:table-cell>
          <table:table-cell table:number-columns-repeated="3"/>
          <table:table-cell office:value-type="string" calcext:value-type="string">
            <text:p>ZLOPH</text:p>
          </table:table-cell>
          <table:table-cell table:number-columns-repeated="3"/>
          <table:table-cell office:value-type="string" calcext:value-type="string">
            <text:p>N“N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tückkosten</text:p>
          </table:table-cell>
          <table:table-cell office:value-type="string" calcext:value-type="string">
            <text:p>Anz/bausat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number-rows-repeated="2">
          <table:table-cell table:number-columns-repeated="28"/>
        </table:table-row>
        <table:table-row table:style-name="ro3">
          <table:table-cell/>
          <table:table-cell office:value-type="string" calcext:value-type="string">
            <text:p>Fertigungskosten, zoll, abfertigung</text:p>
          </table:table-cell>
          <table:table-cell table:formula="of:=345.15+83.95" office:value-type="float" office:value="429.1" calcext:value-type="float">
            <text:p>429,1</text:p>
          </table:table-cell>
          <table:table-cell/>
          <table:table-cell table:formula="of:=ROUND([.C8]/400;2)"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latine</text:p>
          </table:table-cell>
          <table:table-cell table:formula="of:=[.E8]*[.F8]" office:value-type="float" office:value="1.07" calcext:value-type="float">
            <text:p>1,07</text:p>
          </table:table-cell>
          <table:table-cell/>
          <table:table-cell table:formula="of:=[.$H8]" office:value-type="string" office:string-value="Platine" calcext:value-type="string">
            <text:p>Platine</text:p>
          </table:table-cell>
          <table:table-cell table:formula="of:=[.$F8]*[.J$5]" office:value-type="float" office:value="30" calcext:value-type="float">
            <text:p>3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N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R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V$5]" office:value-type="float" office:value="20" calcext:value-type="float">
            <text:p>20</text:p>
          </table:table-cell>
          <table:table-cell table:number-columns-repeated="2"/>
          <table:table-cell table:formula="of:=[.$H8]" office:value-type="string" office:string-value="Platine" calcext:value-type="string">
            <text:p>Platine</text:p>
          </table:table-cell>
          <table:table-cell table:formula="of:=[.$F8]*[.Z$5]" office:value-type="float" office:value="10" calcext:value-type="float">
            <text:p>10</text:p>
          </table:table-cell>
        </table:table-row>
        <table:table-row table:style-name="ro3">
          <table:table-cell table:number-columns-repeated="2"/>
          <table:table-cell office:value-type="float" office:value="232.8" calcext:value-type="float">
            <text:p>232,8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tor</text:p>
          </table:table-cell>
          <table:table-cell table:formula="of:=[.E9]*[.F9]" office:value-type="float" office:value="0.78" calcext:value-type="float">
            <text:p>0,78</text:p>
          </table:table-cell>
          <table:table-cell/>
          <table:table-cell table:formula="of:=[.$H9]" office:value-type="string" office:string-value="Motor" calcext:value-type="string">
            <text:p>Motor</text:p>
          </table:table-cell>
          <table:table-cell table:formula="of:=[.$F9]*[.J$5]" office:value-type="float" office:value="30" calcext:value-type="float">
            <text:p>3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N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R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V$5]" office:value-type="float" office:value="20" calcext:value-type="float">
            <text:p>20</text:p>
          </table:table-cell>
          <table:table-cell table:number-columns-repeated="2"/>
          <table:table-cell table:formula="of:=[.$H9]" office:value-type="string" office:string-value="Motor" calcext:value-type="string">
            <text:p>Motor</text:p>
          </table:table-cell>
          <table:table-cell table:formula="of:=[.$F9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iehalter 2xAAA</text:p>
          </table:table-cell>
          <table:table-cell table:formula="of:=[.E10]*[.F10]" office:value-type="float" office:value="0.59" calcext:value-type="float">
            <text:p>0,59</text:p>
          </table:table-cell>
          <table:table-cell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J$5]" office:value-type="float" office:value="30" calcext:value-type="float">
            <text:p>3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N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R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V$5]" office:value-type="float" office:value="20" calcext:value-type="float">
            <text:p>20</text:p>
          </table:table-cell>
          <table:table-cell table:number-columns-repeated="2"/>
          <table:table-cell table:formula="of:=[.$H10]" office:value-type="string" office:string-value="Batteriehalter 2xAAA" calcext:value-type="string">
            <text:p>Batteriehalter 2xAAA</text:p>
          </table:table-cell>
          <table:table-cell table:formula="of:=[.$F10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1.24" calcext:value-type="float">
            <text:p>1,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 88</text:p>
          </table:table-cell>
          <table:table-cell table:formula="of:=[.E11]*[.F11]" office:value-type="float" office:value="1.24" calcext:value-type="float">
            <text:p>1,24</text:p>
          </table:table-cell>
          <table:table-cell/>
          <table:table-cell table:formula="of:=[.$H11]" office:value-type="string" office:string-value="ATMEGA 88" calcext:value-type="string">
            <text:p>ATMEGA 88</text:p>
          </table:table-cell>
          <table:table-cell table:formula="of:=[.$F11]*[.J$5]" office:value-type="float" office:value="30" calcext:value-type="float">
            <text:p>3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N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R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V$5]" office:value-type="float" office:value="20" calcext:value-type="float">
            <text:p>20</text:p>
          </table:table-cell>
          <table:table-cell table:number-columns-repeated="2"/>
          <table:table-cell table:formula="of:=[.$H11]" office:value-type="string" office:string-value="ATMEGA 88" calcext:value-type="string">
            <text:p>ATMEGA 88</text:p>
          </table:table-cell>
          <table:table-cell table:formula="of:=[.$F11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 TSOP382 940nm</text:p>
          </table:table-cell>
          <table:table-cell table:formula="of:=[.E12]*[.F12]" office:value-type="float" office:value="0.49" calcext:value-type="float">
            <text:p>0,49</text:p>
          </table:table-cell>
          <table:table-cell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J$5]" office:value-type="float" office:value="30" calcext:value-type="float">
            <text:p>3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N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R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V$5]" office:value-type="float" office:value="20" calcext:value-type="float">
            <text:p>20</text:p>
          </table:table-cell>
          <table:table-cell table:number-columns-repeated="2"/>
          <table:table-cell table:formula="of:=[.$H12]" office:value-type="string" office:string-value="IR TSOP382 940nm" calcext:value-type="string">
            <text:p>IR TSOP382 940nm</text:p>
          </table:table-cell>
          <table:table-cell table:formula="of:=[.$F12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3mm IR</text:p>
          </table:table-cell>
          <table:table-cell table:formula="of:=[.E13]*[.F13]" office:value-type="float" office:value="0.34" calcext:value-type="float">
            <text:p>0,34</text:p>
          </table:table-cell>
          <table:table-cell/>
          <table:table-cell table:formula="of:=[.$H13]" office:value-type="string" office:string-value="LED3mm IR" calcext:value-type="string">
            <text:p>LED3mm IR</text:p>
          </table:table-cell>
          <table:table-cell table:formula="of:=[.$F13]*[.J$5]" office:value-type="float" office:value="60" calcext:value-type="float">
            <text:p>6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N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R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V$5]" office:value-type="float" office:value="40" calcext:value-type="float">
            <text:p>40</text:p>
          </table:table-cell>
          <table:table-cell table:number-columns-repeated="2"/>
          <table:table-cell table:formula="of:=[.$H13]" office:value-type="string" office:string-value="LED3mm IR" calcext:value-type="string">
            <text:p>LED3mm IR</text:p>
          </table:table-cell>
          <table:table-cell table:formula="of:=[.$F13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cswitch</text:p>
          </table:table-cell>
          <table:table-cell table:formula="of:=[.E14]*[.F14]" office:value-type="float" office:value="0.12" calcext:value-type="float">
            <text:p>0,12</text:p>
          </table:table-cell>
          <table:table-cell/>
          <table:table-cell table:formula="of:=[.$H14]" office:value-type="string" office:string-value="Tacswitch" calcext:value-type="string">
            <text:p>Tacswitch</text:p>
          </table:table-cell>
          <table:table-cell table:formula="of:=[.$F14]*[.J$5]" office:value-type="float" office:value="60" calcext:value-type="float">
            <text:p>6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N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R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V$5]" office:value-type="float" office:value="40" calcext:value-type="float">
            <text:p>40</text:p>
          </table:table-cell>
          <table:table-cell table:number-columns-repeated="2"/>
          <table:table-cell table:formula="of:=[.$H14]" office:value-type="string" office:string-value="Tacswitch" calcext:value-type="string">
            <text:p>Tacswitch</text:p>
          </table:table-cell>
          <table:table-cell table:formula="of:=[.$F14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zzer</text:p>
          </table:table-cell>
          <table:table-cell table:formula="of:=[.E15]*[.F15]" office:value-type="float" office:value="0.47" calcext:value-type="float">
            <text:p>0,47</text:p>
          </table:table-cell>
          <table:table-cell/>
          <table:table-cell table:formula="of:=[.$H15]" office:value-type="string" office:string-value="Buzzer" calcext:value-type="string">
            <text:p>Buzzer</text:p>
          </table:table-cell>
          <table:table-cell table:formula="of:=[.$F15]*[.J$5]" office:value-type="float" office:value="30" calcext:value-type="float">
            <text:p>3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N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R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V$5]" office:value-type="float" office:value="20" calcext:value-type="float">
            <text:p>20</text:p>
          </table:table-cell>
          <table:table-cell table:number-columns-repeated="2"/>
          <table:table-cell table:formula="of:=[.$H15]" office:value-type="string" office:string-value="Buzzer" calcext:value-type="string">
            <text:p>Buzzer</text:p>
          </table:table-cell>
          <table:table-cell table:formula="of:=[.$F15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D bunt 5mm</text:p>
          </table:table-cell>
          <table:table-cell table:formula="of:=[.E16]*[.F16]" office:value-type="float" office:value="0.14" calcext:value-type="float">
            <text:p>0,14</text:p>
          </table:table-cell>
          <table:table-cell/>
          <table:table-cell table:formula="of:=[.$H16]" office:value-type="string" office:string-value="LED bunt 5mm" calcext:value-type="string">
            <text:p>LED bunt 5mm</text:p>
          </table:table-cell>
          <table:table-cell table:formula="of:=[.$F16]*[.J$5]" office:value-type="float" office:value="60" calcext:value-type="float">
            <text:p>6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N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R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V$5]" office:value-type="float" office:value="40" calcext:value-type="float">
            <text:p>40</text:p>
          </table:table-cell>
          <table:table-cell table:number-columns-repeated="2"/>
          <table:table-cell table:formula="of:=[.$H16]" office:value-type="string" office:string-value="LED bunt 5mm" calcext:value-type="string">
            <text:p>LED bunt 5mm</text:p>
          </table:table-cell>
          <table:table-cell table:formula="of:=[.$F16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K</text:p>
          </table:table-cell>
          <table:table-cell table:formula="of:=[.E17]*[.F17]" office:value-type="float" office:value="0.03" calcext:value-type="float">
            <text:p>0,03</text:p>
          </table:table-cell>
          <table:table-cell/>
          <table:table-cell table:formula="of:=[.$H17]" office:value-type="string" office:string-value="100K" calcext:value-type="string">
            <text:p>100K</text:p>
          </table:table-cell>
          <table:table-cell table:formula="of:=[.$F17]*[.J$5]" office:value-type="float" office:value="30" calcext:value-type="float">
            <text:p>3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N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R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V$5]" office:value-type="float" office:value="20" calcext:value-type="float">
            <text:p>20</text:p>
          </table:table-cell>
          <table:table-cell table:number-columns-repeated="2"/>
          <table:table-cell table:formula="of:=[.$H17]" office:value-type="string" office:string-value="100K" calcext:value-type="string">
            <text:p>100K</text:p>
          </table:table-cell>
          <table:table-cell table:formula="of:=[.$F17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2K</text:p>
          </table:table-cell>
          <table:table-cell table:formula="of:=[.E18]*[.F18]" office:value-type="float" office:value="0.03" calcext:value-type="float">
            <text:p>0,03</text:p>
          </table:table-cell>
          <table:table-cell/>
          <table:table-cell table:formula="of:=[.$H18]" office:value-type="string" office:string-value="22K" calcext:value-type="string">
            <text:p>22K</text:p>
          </table:table-cell>
          <table:table-cell table:formula="of:=[.$F18]*[.J$5]" office:value-type="float" office:value="30" calcext:value-type="float">
            <text:p>3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N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R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V$5]" office:value-type="float" office:value="20" calcext:value-type="float">
            <text:p>20</text:p>
          </table:table-cell>
          <table:table-cell table:number-columns-repeated="2"/>
          <table:table-cell table:formula="of:=[.$H18]" office:value-type="string" office:string-value="22K" calcext:value-type="string">
            <text:p>22K</text:p>
          </table:table-cell>
          <table:table-cell table:formula="of:=[.$F18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K</text:p>
          </table:table-cell>
          <table:table-cell table:formula="of:=[.E19]*[.F19]" office:value-type="float" office:value="0.03" calcext:value-type="float">
            <text:p>0,03</text:p>
          </table:table-cell>
          <table:table-cell/>
          <table:table-cell table:formula="of:=[.$H19]" office:value-type="string" office:string-value="10K" calcext:value-type="string">
            <text:p>10K</text:p>
          </table:table-cell>
          <table:table-cell table:formula="of:=[.$F19]*[.J$5]" office:value-type="float" office:value="30" calcext:value-type="float">
            <text:p>3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N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R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V$5]" office:value-type="float" office:value="20" calcext:value-type="float">
            <text:p>20</text:p>
          </table:table-cell>
          <table:table-cell table:number-columns-repeated="2"/>
          <table:table-cell table:formula="of:=[.$H19]" office:value-type="string" office:string-value="10K" calcext:value-type="string">
            <text:p>10K</text:p>
          </table:table-cell>
          <table:table-cell table:formula="of:=[.$F19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3R</text:p>
          </table:table-cell>
          <table:table-cell table:formula="of:=[.E20]*[.F20]" office:value-type="float" office:value="0.06" calcext:value-type="float">
            <text:p>0,06</text:p>
          </table:table-cell>
          <table:table-cell/>
          <table:table-cell table:formula="of:=[.$H20]" office:value-type="string" office:string-value="33R" calcext:value-type="string">
            <text:p>33R</text:p>
          </table:table-cell>
          <table:table-cell table:formula="of:=[.$F20]*[.J$5]" office:value-type="float" office:value="60" calcext:value-type="float">
            <text:p>6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N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R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V$5]" office:value-type="float" office:value="40" calcext:value-type="float">
            <text:p>40</text:p>
          </table:table-cell>
          <table:table-cell table:number-columns-repeated="2"/>
          <table:table-cell table:formula="of:=[.$H20]" office:value-type="string" office:string-value="33R" calcext:value-type="string">
            <text:p>33R</text:p>
          </table:table-cell>
          <table:table-cell table:formula="of:=[.$F20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nF</text:p>
          </table:table-cell>
          <table:table-cell table:formula="of:=[.E21]*[.F21]" office:value-type="float" office:value="0.12" calcext:value-type="float">
            <text:p>0,12</text:p>
          </table:table-cell>
          <table:table-cell/>
          <table:table-cell table:formula="of:=[.$H21]" office:value-type="string" office:string-value="100nF" calcext:value-type="string">
            <text:p>100nF</text:p>
          </table:table-cell>
          <table:table-cell table:formula="of:=[.$F21]*[.J$5]" office:value-type="float" office:value="90" calcext:value-type="float">
            <text:p>9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N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R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V$5]" office:value-type="float" office:value="60" calcext:value-type="float">
            <text:p>60</text:p>
          </table:table-cell>
          <table:table-cell table:number-columns-repeated="2"/>
          <table:table-cell table:formula="of:=[.$H21]" office:value-type="string" office:string-value="100nF" calcext:value-type="string">
            <text:p>100nF</text:p>
          </table:table-cell>
          <table:table-cell table:formula="of:=[.$F21]*[.Z$5]" office:value-type="float" office:value="30" calcext:value-type="float">
            <text:p>30</text:p>
          </table:table-cell>
        </table:table-row>
        <table:table-row table:style-name="ro3"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 2x3</text:p>
          </table:table-cell>
          <table:table-cell table:formula="of:=[.E22]*[.F22]" office:value-type="float" office:value="0.15" calcext:value-type="float">
            <text:p>0,15</text:p>
          </table:table-cell>
          <table:table-cell/>
          <table:table-cell table:formula="of:=[.$H22]" office:value-type="string" office:string-value="PINHD 2x3" calcext:value-type="string">
            <text:p>PINHD 2x3</text:p>
          </table:table-cell>
          <table:table-cell table:formula="of:=[.$F22]*[.J$5]" office:value-type="float" office:value="30" calcext:value-type="float">
            <text:p>3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N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R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V$5]" office:value-type="float" office:value="20" calcext:value-type="float">
            <text:p>20</text:p>
          </table:table-cell>
          <table:table-cell table:number-columns-repeated="2"/>
          <table:table-cell table:formula="of:=[.$H22]" office:value-type="string" office:string-value="PINHD 2x3" calcext:value-type="string">
            <text:p>PINHD 2x3</text:p>
          </table:table-cell>
          <table:table-cell table:formula="of:=[.$F22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 1x5 Fem</text:p>
          </table:table-cell>
          <table:table-cell table:formula="of:=[.E23]*[.F23]" office:value-type="float" office:value="0.48" calcext:value-type="float">
            <text:p>0,48</text:p>
          </table:table-cell>
          <table:table-cell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J$5]" office:value-type="float" office:value="60" calcext:value-type="float">
            <text:p>6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N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R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V$5]" office:value-type="float" office:value="40" calcext:value-type="float">
            <text:p>40</text:p>
          </table:table-cell>
          <table:table-cell table:number-columns-repeated="2"/>
          <table:table-cell table:formula="of:=[.$H23]" office:value-type="string" office:string-value="PINHD 1x5 Fem" calcext:value-type="string">
            <text:p>PINHD 1x5 Fem</text:p>
          </table:table-cell>
          <table:table-cell table:formula="of:=[.$F23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N7000_TO92</text:p>
          </table:table-cell>
          <table:table-cell table:formula="of:=[.E24]*[.F24]" office:value-type="float" office:value="0.1" calcext:value-type="float">
            <text:p>0,1</text:p>
          </table:table-cell>
          <table:table-cell/>
          <table:table-cell table:formula="of:=[.$H24]" office:value-type="string" office:string-value="2N7000_TO92" calcext:value-type="string">
            <text:p>2N7000_TO92</text:p>
          </table:table-cell>
          <table:table-cell table:formula="of:=[.$F24]*[.J$5]" office:value-type="float" office:value="60" calcext:value-type="float">
            <text:p>6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N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R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V$5]" office:value-type="float" office:value="40" calcext:value-type="float">
            <text:p>40</text:p>
          </table:table-cell>
          <table:table-cell table:number-columns-repeated="2"/>
          <table:table-cell table:formula="of:=[.$H24]" office:value-type="string" office:string-value="2N7000_TO92" calcext:value-type="string">
            <text:p>2N7000_TO92</text:p>
          </table:table-cell>
          <table:table-cell table:formula="of:=[.$F24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 1x3 male</text:p>
          </table:table-cell>
          <table:table-cell table:formula="of:=[.E25]*[.F25]" office:value-type="float" office:value="0.02" calcext:value-type="float">
            <text:p>0,02</text:p>
          </table:table-cell>
          <table:table-cell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J$5]" office:value-type="float" office:value="60" calcext:value-type="float">
            <text:p>6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N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R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V$5]" office:value-type="float" office:value="40" calcext:value-type="float">
            <text:p>40</text:p>
          </table:table-cell>
          <table:table-cell table:number-columns-repeated="2"/>
          <table:table-cell table:formula="of:=[.$H25]" office:value-type="string" office:string-value="PINHD 1x3 male" calcext:value-type="string">
            <text:p>PINHD 1x3 male</text:p>
          </table:table-cell>
          <table:table-cell table:formula="of:=[.$F25]*[.Z$5]" office:value-type="float" office:value="20" calcext:value-type="float">
            <text:p>20</text:p>
          </table:table-cell>
        </table:table-row>
        <table:table-row table:style-name="ro3"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er</text:p>
          </table:table-cell>
          <table:table-cell table:formula="of:=[.E26]*[.F26]" office:value-type="float" office:value="0.05" calcext:value-type="float">
            <text:p>0,05</text:p>
          </table:table-cell>
          <table:table-cell/>
          <table:table-cell table:formula="of:=[.$H26]" office:value-type="string" office:string-value="Jumper" calcext:value-type="string">
            <text:p>Jumper</text:p>
          </table:table-cell>
          <table:table-cell table:formula="of:=[.$F26]*[.J$5]" office:value-type="float" office:value="30" calcext:value-type="float">
            <text:p>3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N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R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V$5]" office:value-type="float" office:value="20" calcext:value-type="float">
            <text:p>20</text:p>
          </table:table-cell>
          <table:table-cell table:number-columns-repeated="2"/>
          <table:table-cell table:formula="of:=[.$H26]" office:value-type="string" office:string-value="Jumper" calcext:value-type="string">
            <text:p>Jumper</text:p>
          </table:table-cell>
          <table:table-cell table:formula="of:=[.$F26]*[.Z$5]" office:value-type="float" office:value="10" calcext:value-type="float">
            <text:p>10</text:p>
          </table:table-cell>
        </table:table-row>
        <table:table-row table:style-name="ro3">
          <table:table-cell table:number-columns-repeated="4"/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D-Matte</text:p>
          </table:table-cell>
          <table:table-cell table:formula="of:=[.E27]*[.F27]" office:value-type="float" office:value="0.02" calcext:value-type="float">
            <text:p>0,02</text:p>
          </table:table-cell>
          <table:table-cell table:number-columns-repeated="19"/>
        </table:table-row>
        <table:table-row table:style-name="ro3">
          <table:table-cell table:number-columns-repeated="4"/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andanteil reichelt</text:p>
          </table:table-cell>
          <table:table-cell table:formula="of:=[.E28]*[.F28]" office:value-type="float" office:value="0.03" calcext:value-type="float">
            <text:p>0,03</text:p>
          </table:table-cell>
          <table:table-cell table:number-columns-repeated="19"/>
        </table:table-row>
        <table:table-row table:style-name="ro3">
          <table:table-cell table:number-columns-repeated="28"/>
        </table:table-row>
        <table:table-row table:style-name="ro3"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AA (40er Packs)</text:p>
          </table:table-cell>
          <table:table-cell table:formula="of:=SUM([.I8:.I29])" office:value-type="float" office:value="6.36" calcext:value-type="float">
            <text:p>6,3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13:42:51.8145956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4-09-01T14:39:10.824297120</dc:date>
    <meta:editing-duration>PT6H5M35S</meta:editing-duration>
    <meta:editing-cycles>20</meta:editing-cycles>
    <meta:generator>LibreOffice/4.2.4.2$Linux_X86_64 LibreOffice_project/420m0$Build-2</meta:generator>
    <meta:document-statistic meta:table-count="4" meta:cell-count="1071" meta:object-count="0"/>
  </office:meta>
</office:document-meta>
</file>